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318cm" style:contextual-spacing="false" fo:text-align="center" style:justify-single-word="false" fo:text-indent="0cm" style:auto-text-indent="false"/>
      <style:text-properties fo:font-size="15pt" officeooo:rsid="000af983" officeooo:paragraph-rsid="000af983" style:font-size-asian="15pt" style:font-size-complex="15pt"/>
    </style:style>
    <style:style style:name="P2" style:family="paragraph" style:parent-style-name="Standard">
      <style:text-properties fo:font-size="14pt" fo:font-weight="bold" officeooo:rsid="000dad02" officeooo:paragraph-rsid="000dad02" style:font-size-asian="14pt" style:font-weight-asian="bold" style:font-size-complex="14pt" style:font-weight-complex="bold"/>
    </style:style>
    <style:style style:name="P3" style:family="paragraph" style:parent-style-name="Standard">
      <style:text-properties fo:font-size="14pt" fo:font-weight="bold" officeooo:rsid="000dd261" officeooo:paragraph-rsid="000ceb88" style:font-size-asian="14pt" style:font-weight-asian="bold" style:font-size-complex="14pt" style:font-weight-complex="bold"/>
    </style:style>
    <style:style style:name="P4" style:family="paragraph" style:parent-style-name="Standard">
      <style:text-properties officeooo:paragraph-rsid="000ceb88"/>
    </style:style>
    <style:style style:name="P5" style:family="paragraph" style:parent-style-name="Text_20_body">
      <style:paragraph-properties fo:margin-left="0cm" fo:margin-right="0cm" fo:text-indent="0cm" style:auto-text-indent="false" fo:padding="0cm" fo:border="none"/>
    </style:style>
    <style:style style:name="P6" style:family="paragraph" style:parent-style-name="Text_20_body">
      <style:paragraph-properties fo:margin-left="0cm" fo:margin-right="0cm" fo:text-indent="0cm" style:auto-text-indent="false" fo:padding="0cm" fo:border="none"/>
      <style:text-properties officeooo:paragraph-rsid="0010d121"/>
    </style:style>
    <style:style style:name="P7"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8" style:family="paragraph" style:parent-style-name="Text_20_body">
      <style:paragraph-properties fo:margin-left="0cm" fo:margin-right="0cm" fo:text-indent="0cm" style:auto-text-indent="false" fo:padding="0cm" fo:border="none"/>
      <style:text-properties officeooo:rsid="0010d121" officeooo:paragraph-rsid="0010d121"/>
    </style:style>
    <style:style style:name="P9" style:family="paragraph" style:parent-style-name="Text_20_body" style:list-style-name="L1">
      <style:paragraph-properties fo:margin-left="0cm" fo:margin-right="0cm" fo:text-indent="0cm" style:auto-text-indent="false" fo:padding="0cm" fo:border="none"/>
    </style:style>
    <style:style style:name="P10" style:family="paragraph" style:parent-style-name="Text_20_body" style:list-style-name="L1">
      <style:paragraph-properties fo:margin-left="0cm" fo:margin-right="0cm" fo:text-indent="0cm" style:auto-text-indent="false" fo:padding="0cm" fo:border="none"/>
      <style:text-properties officeooo:paragraph-rsid="0010d121"/>
    </style:style>
    <style:style style:name="P11"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12" style:family="paragraph" style:parent-style-name="Text_20_body" style:list-style-name="L1">
      <style:paragraph-properties fo:margin-top="0cm" fo:margin-bottom="0cm" style:contextual-spacing="false" fo:padding="0cm" fo:border="none"/>
      <style:text-properties loext:padding="0cm" loext:border="none"/>
    </style:style>
    <style:style style:name="P13" style:family="paragraph" style:parent-style-name="Text_20_body" style:list-style-name="L1">
      <style:paragraph-properties fo:padding="0cm" fo:border="none"/>
      <style:text-properties loext:padding="0cm" loext:border="none"/>
    </style:style>
    <style:style style:name="P14" style:family="paragraph" style:parent-style-name="Text_20_body">
      <style:paragraph-properties fo:margin-left="0cm" fo:margin-right="0cm" fo:text-indent="0cm" style:auto-text-indent="false" fo:padding="0cm" fo:border="none"/>
      <style:text-properties loext:padding="0cm" loext:border="non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paragraph-properties fo:margin-left="0cm" fo:margin-right="0cm" fo:text-indent="0cm" style:auto-text-indent="false" fo:padding="0cm" fo:border="none"/>
      <style:text-properties officeooo:paragraph-rsid="0010d121"/>
    </style:style>
    <style:style style:name="P18" style:family="paragraph" style:parent-style-name="Text_20_body">
      <style:paragraph-properties fo:margin-left="0cm" fo:margin-right="0cm" fo:text-indent="0cm" style:auto-text-indent="false" fo:padding="0cm" fo:border="none"/>
      <style:text-properties officeooo:rsid="0010d121" officeooo:paragraph-rsid="0010d121"/>
    </style:style>
    <style:style style:name="T1" style:family="text">
      <style:text-properties loext:padding="0cm" loext:border="none"/>
    </style:style>
    <style:style style:name="T2" style:family="text">
      <style:text-properties fo:font-weight="bold" style:font-weight-asian="bold" style:font-weight-complex="bold"/>
    </style:style>
    <style:style style:name="T3" style:family="text">
      <style:text-properties fo:font-weight="bold" officeooo:rsid="00185e27" style:font-weight-asian="bold" style:font-weight-complex="bold"/>
    </style:style>
    <style:style style:name="T4" style:family="text">
      <style:text-properties fo:font-weight="bold" officeooo:rsid="001881f7" style:font-weight-asian="bold" style:font-weight-complex="bold"/>
    </style:style>
    <style:style style:name="T5" style:family="text">
      <style:text-properties fo:font-size="14pt" style:font-size-asian="14pt" style:font-size-complex="14pt" loext:padding="0cm" loext:border="none"/>
    </style:style>
    <style:style style:name="T6" style:family="text">
      <style:text-properties fo:font-size="14pt" fo:font-weight="bold" style:font-size-asian="14pt" style:font-weight-asian="bold" style:font-size-complex="14pt" style:font-weight-complex="bold" loext:padding="0cm" loext:border="none"/>
    </style:style>
    <style:style style:name="T7" style:family="text">
      <style:text-properties loext:padding="0.049cm" loext:border="0.06pt solid #e3e3e3"/>
    </style:style>
    <style:style style:name="T8" style:family="text">
      <style:text-properties officeooo:rsid="00123232"/>
    </style:style>
    <style:style style:name="T9" style:family="text">
      <style:text-properties officeooo:rsid="00150428" loext:padding="0cm" loext:border="none"/>
    </style:style>
    <style:style style:name="T10" style:family="text">
      <style:text-properties fo:font-weight="normal" officeooo:rsid="00150428" style:font-weight-asian="normal" style:font-weight-complex="normal" loext:padding="0cm" loext:border="none"/>
    </style:style>
    <style:style style:name="T11" style:family="text">
      <style:text-properties officeooo:rsid="0016d027"/>
    </style:style>
    <style:style style:name="T12" style:family="text">
      <style:text-properties officeooo:rsid="00185e27"/>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C-CALC-APP</text:p>
      <text:p text:style-name="P5"><text:span text:style-name="T1">Es posible desarrollar una </text:span><text:span text:style-name="Strong_20_Emphasis"><text:span text:style-name="T1">calculadora de hidratos de carbono</text:span></text:span><text:span text:style-name="T1"> utilizando una </text:span><text:span text:style-name="Strong_20_Emphasis"><text:span text:style-name="T1">cámara bifocal</text:span></text:span><text:span text:style-name="T1"> </text:span><text:span text:style-name="T9">y tratando la imagen con una red neuronal y luego catalogar los alimentos con una</text:span><text:span text:style-name="T1"> </text:span><text:span text:style-name="Strong_20_Emphasis"><text:span text:style-name="T1">inteligencia artificial (I.A.) </text:span></text:span><text:span text:style-name="Strong_20_Emphasis"><text:span text:style-name="T9">p</text:span></text:span><text:span text:style-name="Strong_20_Emphasis"><text:span text:style-name="T10">ara obtener el calculo de hidratos de carbono</text:span></text:span><text:span text:style-name="Strong_20_Emphasis"><text:span text:style-name="T1">?</text:span></text:span></text:p>
      <text:list text:style-name="L1">
        <text:list-item>
          <text:p text:style-name="P9"><text:span text:style-name="Strong_20_Emphasis"><text:span text:style-name="T6">Captura de Imágenes</text:span></text:span><text:span text:style-name="T6">:</text:span></text:p>
          <text:list>
            <text:list-item>
              <text:p text:style-name="P11">Utiliza la cámara bifocal para capturar imágenes de los alimentos que el usuario desea evaluar.</text:p>
            </text:list-item>
            <text:list-item>
              <text:p text:style-name="P12">La cámara debe ser capaz de enfocarse en el alimento y reconocer sus características, como forma, tamaño y color.</text:p>
            </text:list-item>
          </text:list>
        </text:list-item>
        <text:list-item>
          <text:p text:style-name="P9"><text:span text:style-name="Strong_20_Emphasis"><text:span text:style-name="T5">Procesamiento de Imágenes</text:span></text:span><text:span text:style-name="T5">:</text:span></text:p>
          <text:list>
            <text:list-item>
              <text:p text:style-name="P11">Utiliza técnicas de procesamiento de imágenes para segmentar y extraer información relevante del alimento.</text:p>
            </text:list-item>
            <text:list-item>
              <text:p text:style-name="P12">Identifica los componentes del alimento, como carbohidratos, proteínas y grasas.</text:p>
            </text:list-item>
          </text:list>
        </text:list-item>
        <text:list-item>
          <text:p text:style-name="P9"><text:span text:style-name="Strong_20_Emphasis"><text:span text:style-name="T5">Reconocimiento de Alimentos</text:span></text:span><text:span text:style-name="T5">:</text:span></text:p>
          <text:list>
            <text:list-item>
              <text:p text:style-name="P11">Entrena un modelo de aprendizaje profundo (como una red neuronal convolucional) para reconocer diferentes tipos de alimentos en las imágenes.</text:p>
            </text:list-item>
            <text:list-item>
              <text:p text:style-name="P12">Etiqueta las imágenes con la cantidad de carbohidratos por porción.</text:p>
            </text:list-item>
          </text:list>
        </text:list-item>
        <text:list-item>
          <text:p text:style-name="P9"><text:span text:style-name="Strong_20_Emphasis"><text:span text:style-name="T5">Cálculo de Hidratos de Carbono</text:span></text:span><text:span text:style-name="T5">:</text:span></text:p>
          <text:list>
            <text:list-item>
              <text:p text:style-name="P11">Una vez reconocido el alimento, consulta una base de datos o tabla nutricional para obtener la cantidad de carbohidratos por porción.</text:p>
            </text:list-item>
            <text:list-item>
              <text:p text:style-name="P12">Calcula la cantidad total de carbohidratos en función de la porción consumida.</text:p>
            </text:list-item>
          </text:list>
        </text:list-item>
        <text:list-item>
          <text:p text:style-name="P9"><text:span text:style-name="Strong_20_Emphasis"><text:span text:style-name="T5">Interfaz de Usuario</text:span></text:span><text:span text:style-name="T5">:</text:span></text:p>
          <text:list>
            <text:list-item>
              <text:p text:style-name="P11">Crea una interfaz de usuario (aplicación móvil o web) donde los usuarios puedan tomar fotos de sus alimentos.</text:p>
            </text:list-item>
            <text:list-item>
              <text:p text:style-name="P12">Muestra los resultados del cálculo de hidratos de carbono en la interfaz.</text:p>
            </text:list-item>
          </text:list>
        </text:list-item>
        <text:list-item>
          <text:p text:style-name="P9"><text:span text:style-name="Strong_20_Emphasis"><text:span text:style-name="T5">Integración con I.A.</text:span></text:span><text:span text:style-name="T5">:</text:span></text:p>
          <text:list>
            <text:list-item>
              <text:p text:style-name="P11">Utiliza un modelo de I.A. para predecir la respuesta glucémica del usuario según la cantidad de carbohidratos consumidos.</text:p>
            </text:list-item>
            <text:list-item>
              <text:p text:style-name="P12">Proporciona recomendaciones personalizadas sobre la dosis de insulina o el manejo de la dieta.</text:p>
            </text:list-item>
          </text:list>
        </text:list-item>
        <text:list-item>
          <text:p text:style-name="P9"><text:span text:style-name="Strong_20_Emphasis"><text:span text:style-name="T5">Validación y Mejora Continua</text:span></text:span><text:span text:style-name="T5">:</text:span></text:p>
          <text:list>
            <text:list-item>
              <text:p text:style-name="P11">Valida el rendimiento del sistema utilizando datos reales y ajusta los modelos según sea necesario.</text:p>
            </text:list-item>
            <text:list-item>
              <text:p text:style-name="P13">Considera la retroalimentación de los usuarios para mejorar la precisión y la experiencia del usuario.</text:p>
            </text:list-item>
          </text:list>
        </text:list-item>
      </text:list>
      <text:p text:style-name="P14"/>
      <text:p text:style-name="P14"/>
      <text:p text:style-name="P14"/>
      <text:p text:style-name="P14"/>
      <text:p text:style-name="Standard"/>
      <text:p text:style-name="Standard"/>
      <text:p text:style-name="Standard"><text:soft-page-break/></text:p>
      <text:p text:style-name="P2">Desarrollo Completo En Python para TensorFlow <text:span text:style-name="T8">Pasos 2, 3, 4 y5</text:span></text:p>
      <text:p text:style-name="Standard"/>
      <text:p text:style-name="P4">import cv2</text:p>
      <text:p text:style-name="P4">import numpy as np</text:p>
      <text:p text:style-name="P4">import tensorflow as tf</text:p>
      <text:p text:style-name="P4">from object_detection.utils import label_map_util</text:p>
      <text:p text:style-name="P4">from object_detection.utils import visualization_utils as vis_util</text:p>
      <text:p text:style-name="P4"/>
      <text:p text:style-name="P4"># Cargar el modelo pre-entrenado y el mapa de etiquetas</text:p>
      <text:p text:style-name="P4">PATH_TO_MODEL = 'path_to_your_pretrained_model'</text:p>
      <text:p text:style-name="P4">PATH_TO_LABELS = 'path_to_your_label_map'</text:p>
      <text:p text:style-name="P4">NUM_CLASSES = 90</text:p>
      <text:p text:style-name="P4"># Cargar el modelo pre-entrenado</text:p>
      <text:p text:style-name="P4">detection_graph = tf.Graph()</text:p>
      <text:p text:style-name="P4">with detection_graph.as_default():</text:p>
      <text:p text:style-name="P4"><text:s text:c="4"/>od_graph_def = tf.compat.v1.GraphDef()</text:p>
      <text:p text:style-name="P4"><text:s text:c="4"/>with tf.io.gfile.GFile(PATH_TO_MODEL, 'rb') as fid:</text:p>
      <text:p text:style-name="P4"><text:s text:c="8"/>serialized_graph = fid.read()</text:p>
      <text:p text:style-name="P4"><text:s text:c="8"/>od_graph_def.ParseFromString(serialized_graph)</text:p>
      <text:p text:style-name="P4"><text:s text:c="8"/>tf.import_graph_def(od_graph_def, name='')</text:p>
      <text:p text:style-name="P4"/>
      <text:p text:style-name="P4"># Cargar el mapa de etiquetas</text:p>
      <text:p text:style-name="P4">label_map = label_map_util.load_labelmap(PATH_TO_LABELS)</text:p>
      <text:p text:style-name="P4">categories = label_map_util.convert_label_map_to_categories(label_map, max_num_classes=NUM_CLASSES, use_display_name=True)</text:p>
      <text:p text:style-name="P4">category_index = label_map_util.create_category_index(categories)</text:p>
      <text:p text:style-name="P4"/>
      <text:p text:style-name="P4"># Función para detectar objetos en la imagen</text:p>
      <text:p text:style-name="P4">def detect_objects(image):</text:p>
      <text:p text:style-name="P4"><text:s text:c="4"/>with detection_graph.as_default():</text:p>
      <text:p text:style-name="P4"><text:s text:c="8"/>with tf.compat.v1.Session(graph=detection_graph) as sess:</text:p>
      <text:p text:style-name="P4"><text:s text:c="12"/># Definir las operaciones de entrada y salida del grafo de detección</text:p>
      <text:p text:style-name="P4"><text:s text:c="12"/>image_tensor = detection_graph.get_tensor_by_name('image_tensor:0')</text:p>
      <text:p text:style-name="P4"><text:s text:c="12"/>detection_boxes = detection_graph.get_tensor_by_name('detection_boxes:0')</text:p>
      <text:p text:style-name="P4"><text:s text:c="12"/>detection_scores = detection_graph.get_tensor_by_name('detection_scores:0')</text:p>
      <text:p text:style-name="P4"><text:s text:c="12"/>detection_classes = detection_graph.get_tensor_by_name('detection_classes:0')</text:p>
      <text:p text:style-name="P4"><text:s text:c="12"/>num_detections = detection_graph.get_tensor_by_name('num_detections:0')</text:p>
      <text:p text:style-name="P4"><text:s text:c="12"/></text:p>
      <text:p text:style-name="P4"><text:s text:c="12"/># Expandir las dimensiones de la imagen para que coincidan con el formato esperado por el modelo</text:p>
      <text:p text:style-name="P4"><text:s text:c="12"/>image_expanded = np.expand_dims(image, axis=0)</text:p>
      <text:p text:style-name="P4"><text:s text:c="12"/></text:p>
      <text:p text:style-name="P4"><text:s text:c="12"/># Realizar la detección</text:p>
      <text:p text:style-name="P4"><text:s text:c="12"/>(boxes, scores, classes, num) = sess.run(</text:p>
      <text:p text:style-name="P4"><text:s text:c="16"/>[detection_boxes, detection_scores, detection_classes, num_detections],</text:p>
      <text:p text:style-name="P4"><text:s text:c="16"/>feed_dict={image_tensor: image_expanded})</text:p>
      <text:p text:style-name="P4"><text:s text:c="12"/></text:p>
      <text:p text:style-name="P4"><text:s text:c="12"/># Visualizar los resultados de la detección</text:p>
      <text:p text:style-name="P4"><text:s text:c="12"/>vis_util.visualize_boxes_and_labels_on_image_array(</text:p>
      <text:p text:style-name="P4"><text:s text:c="16"/>image,</text:p>
      <text:p text:style-name="P4"><text:s text:c="16"/>np.squeeze(boxes),</text:p>
      <text:p text:style-name="P4"><text:soft-page-break/><text:s text:c="16"/>np.squeeze(classes).astype(np.int32),</text:p>
      <text:p text:style-name="P4"><text:s text:c="16"/>np.squeeze(scores),</text:p>
      <text:p text:style-name="P4"><text:s text:c="16"/>category_index,</text:p>
      <text:p text:style-name="P4"><text:s text:c="16"/>use_normalized_coordinates=True,</text:p>
      <text:p text:style-name="P4"><text:s text:c="16"/>line_thickness=8)</text:p>
      <text:p text:style-name="P4"><text:s text:c="12"/></text:p>
      <text:p text:style-name="P4"><text:s text:c="12"/>return image, boxes, scores, classes, num</text:p>
      <text:p text:style-name="P4"/>
      <text:p text:style-name="P4"># Cargar la imagen</text:p>
      <text:p text:style-name="P4">image_path = 'path_to_your_image.jpg'</text:p>
      <text:p text:style-name="P4">image = cv2.imread(image_path)</text:p>
      <text:p text:style-name="P4">image_rgb = cv2.cvtColor(image, cv2.COLOR_BGR2RGB)</text:p>
      <text:p text:style-name="P4"/>
      <text:p text:style-name="P4"># Convertir la imagen a escala de grises</text:p>
      <text:p text:style-name="P4">imagen_gris = cv2.cvtColor(image, cv2.COLOR_BGR2GRAY)</text:p>
      <text:p text:style-name="P4"/>
      <text:p text:style-name="P4"># Aplicar un umbral para obtener una imagen binaria</text:p>
      <text:p text:style-name="P4">_, imagen_binaria = cv2.threshold(imagen_gris, 127, 255, cv2.THRESH_BINARY)</text:p>
      <text:p text:style-name="P4"/>
      <text:p text:style-name="P4"># Encontrar contornos en la imagen binaria</text:p>
      <text:p text:style-name="P4">contornos, _ = cv2.findContours(imagen_binaria, cv2.RETR_EXTERNAL, cv2.CHAIN_APPROX_SIMPLE)</text:p>
      <text:p text:style-name="P4"/>
      <text:p text:style-name="P4"># Dibujar los contornos en la imagen original</text:p>
      <text:p text:style-name="P4">cv2.drawContours(image, contornos, -1, (0, 255, 0), 2)</text:p>
      <text:p text:style-name="P4"/>
      <text:p text:style-name="P4"># Detectar objetos en la imagen</text:p>
      <text:p text:style-name="P4">image_with_boxes, boxes, scores, classes, num = detect_objects(image_rgb)</text:p>
      <text:p text:style-name="P4"/>
      <text:p text:style-name="P4"># Definir una base de datos de alimentos con su contenido de carbohidratos (en gramos)</text:p>
      <text:p text:style-name="P4">food_database = {</text:p>
      <text:p text:style-name="P4"><text:s text:c="4"/>'apple': 25,</text:p>
      <text:p text:style-name="P4"><text:s text:c="4"/>'banana': 27,</text:p>
      <text:p text:style-name="P4"><text:s text:c="4"/>'orange': 12,</text:p>
      <text:p text:style-name="P4"><text:s text:c="4"/># Agregar más alimentos según sea necesario</text:p>
      <text:p text:style-name="P4">}</text:p>
      <text:p text:style-name="P4"># Estimar la cantidad de carbohidratos en cada alimento detectado</text:p>
      <text:p text:style-name="P4">total_carbohydrates = 0</text:p>
      <text:p text:style-name="P4">for score, class_id, box in zip(np.squeeze(scores), np.squeeze(classes).astype(np.int32), np.squeeze(boxes)):</text:p>
      <text:p text:style-name="P4"><text:s text:c="4"/>if score &gt; 0.5: <text:s/># Umbral de confianza</text:p>
      <text:p text:style-name="P4"><text:s text:c="8"/>class_name = category_index[class_id]['name']</text:p>
      <text:p text:style-name="P4"><text:s text:c="8"/>if class_name.lower() in food_database:</text:p>
      <text:p text:style-name="P4"><text:s text:c="12"/>carbohydrates = food_database[class_name.lower()]</text:p>
      <text:p text:style-name="P4"><text:s text:c="12"/>total_carbohydrates += carbohydrates</text:p>
      <text:p text:style-name="P4"/>
      <text:p text:style-name="P4"># Mostrar la imagen con los objetos detectados y el total de carbohidratos estimado</text:p>
      <text:p text:style-name="P4">cv2.putText(image_with_boxes, f'Total de carbohidratos: {total_carbohydrates}g', (20, 50), cv2.FONT_HERSHEY_SIMPLEX, 1, (0, 0, 255), 2, cv2.LINE_AA)</text:p>
      <text:p text:style-name="P4">cv2.imshow('Detected Objects', cv2.cvtColor(image_with_boxes, cv2.COLOR_RGB2BGR))</text:p>
      <text:p text:style-name="P4">cv2.waitKey(0)</text:p>
      <text:p text:style-name="P4">cv2.destroyAllWindows()</text:p>
      <text:p text:style-name="P4"><text:soft-page-break/></text:p>
      <text:p text:style-name="P3">Nota Final</text:p>
      <text:p text:style-name="P4">Este ejemplo completa los pasos de procesamiento de imágenes, reconocimiento de alimentos y cálculo de carbohidratos, proporcionando una solución integra.</text:p>
      <text:p text:style-name="P4"/>
      <text:list text:continue-numbering="true" text:style-name="L1">
        <text:list-item>
          <text:p text:style-name="P10"><text:span text:style-name="Strong_20_Emphasis"><text:span text:style-name="T5">Integración con I.A.</text:span></text:span><text:span text:style-name="T5">:</text:span></text:p>
        </text:list-item>
      </text:list>
      <text:p text:style-name="P6"><text:span text:style-name="T11">E</text:span>s posible utilizar modelos de inteligencia artificial (IA), como modelos de aprendizaje automático, para predecir la respuesta glucemia del usuario basándose en la cantidad de carbohidratos calculados o consumidos. Este enfoque se puede realizar mediante técnicas de modelado predictivo que utilicen datos históricos de glucosa en sangre, datos de consumo de carbohidratos y otros factores relevantes.</text:p>
      <text:p text:style-name="Text_20_body">Aquí hay un enfoque general sobre cómo se podría abordar este problema:</text:p>
      <text:list text:style-name="L2">
        <text:list-item>
          <text:p text:style-name="P15"><text:span text:style-name="Strong_20_Emphasis">Recopilación de datos</text:span>: Se necesitaría un conjunto de datos que incluya mediciones de glucosa en sangre y la cantidad de carbohidratos consumidos. Además, puede ser útil incluir otros datos relevantes como la actividad física, el estado de salud actual, la hora del día, etc.</text:p>
        </text:list-item>
        <text:list-item>
          <text:p text:style-name="P15"><text:span text:style-name="Strong_20_Emphasis">Preprocesamiento de datos</text:span>: Los datos recopilados necesitarían ser limpiados y pre procesados para eliminar valores atípicos, manejar datos faltantes y normalizar los datos si es necesario.</text:p>
        </text:list-item>
        <text:list-item>
          <text:p text:style-name="P15"><text:span text:style-name="Strong_20_Emphasis">Desarrollo del modelo de IA</text:span>: Se utilizaría un modelo de aprendizaje automático, como regresión lineal, regresión logística, redes neuronales, etc., para predecir la respuesta glucemia del usuario. El modelo se entrenaría utilizando los datos recopilados, donde los carbohidratos consumidos serían la característica principal y la respuesta glucemia sería la variable objetivo.</text:p>
        </text:list-item>
        <text:list-item>
          <text:p text:style-name="P15"><text:span text:style-name="Strong_20_Emphasis">Validación del modelo</text:span>: Después de entrenar el modelo, se validaría su rendimiento utilizando conjuntos de datos separados o mediante validación cruzada para garantizar que el modelo pueda generalizar bien a nuevos datos.</text:p>
        </text:list-item>
        <text:list-item>
          <text:p text:style-name="P15"><text:span text:style-name="Strong_20_Emphasis">Implementación y evaluación</text:span>: Una vez validado, el modelo se implementaría en un sistema en tiempo real donde los usuarios podrían ingresar la cantidad de carbohidratos consumidos, y el modelo proporcionaría una predicción de la respuesta glucemia esperada.</text:p>
        </text:list-item>
      </text:list>
      <text:p text:style-name="Text_20_body">Es importante tener en cuenta que la precisión de las predicciones dependerá en gran medida de la calidad y la cantidad de datos disponibles para el entrenamiento del modelo, así como de la complejidad y la capacidad del modelo de I.A. seleccionado. Además, este tipo de modelo puede requerir ajustes y actualizaciones periódicas a medida que se recopilan más datos y se mejora la comprensión de los factores que influyen en la respuesta glucemia.</text:p>
      <text:p text:style-name="P6"/>
      <text:p text:style-name="P8"><text:tab/></text:p>
      <text:p text:style-name="P8"><text:span text:style-name="T2"/></text:p>
      <text:p text:style-name="P8"><text:span text:style-name="T2"/></text:p>
      <text:p text:style-name="P8"><text:span text:style-name="T2"/></text:p>
      <text:p text:style-name="P8"><text:span text:style-name="T3"/></text:p>
      <text:p text:style-name="P8"><text:soft-page-break/><text:span text:style-name="T4">8-</text:span><text:span text:style-name="T3">1</text:span><text:span text:style-name="T2"> .Recopilación de Datos</text:span></text:p>
      <text:p text:style-name="Text_20_body">Es posible combinar datos de tecnologías como sensores de glucosa en tiempo real (como los sensores de glucosa tipo flash) y smartwatches u otros dispositivos portátiles para medir los niveles de actividad física de una persona. Esta combinación de datos puede proporcionar una imagen más completa y precisa del estado de salud y bienestar de una persona, lo que puede ser especialmente útil en el monitoreo y manejo de condiciones como la diabetes.</text:p>
      <text:p text:style-name="Text_20_body">Aquí hay un enfoque general sobre cómo estos datos podrían combinarse y utilizarse para predecir la respuesta glucemia y evaluar la relación entre la actividad física y los niveles de glucosa en sangre:</text:p>
      <text:list text:style-name="L3">
        <text:list-item>
          <text:p text:style-name="P16"><text:span text:style-name="Strong_20_Emphasis">Recopilación de datos</text:span>: Se necesitaría recopilar datos de dos fuentes principales: los sensores de glucosa en tiempo real, que proporcionan mediciones continuas de los niveles de glucosa en sangre, y los smartwatches u otros dispositivos portátiles, que pueden proporcionar datos sobre la actividad física, como la frecuencia cardíaca, los pasos dados, el nivel de actividad, etc.</text:p>
        </text:list-item>
        <text:list-item>
          <text:p text:style-name="P16"><text:span text:style-name="Strong_20_Emphasis">Sincronización y correlación de datos</text:span>: Los datos recopilados de ambas fuentes deben sincronizarse y correlacionarse correctamente en el tiempo. Esto podría implicar el uso de marcas de tiempo precisas y algoritmos de sincronización para asegurar que los datos de actividad física y glucosa se correspondan correctamente.</text:p>
        </text:list-item>
        <text:list-item>
          <text:p text:style-name="P16"><text:span text:style-name="Strong_20_Emphasis">Análisis de datos</text:span>: Una vez que los datos están sincronizados, se pueden realizar análisis para explorar la relación entre la actividad física y los niveles de glucosa en sangre. Esto podría incluir técnicas de minería de datos y análisis estadístico para identificar patrones, correlaciones y tendencias en los datos.</text:p>
        </text:list-item>
        <text:list-item>
          <text:p text:style-name="P16"><text:span text:style-name="Strong_20_Emphasis">Desarrollo de modelos predictivos</text:span>: Basándose en los datos recopilados y el análisis realizado, se pueden desarrollar modelos predictivos utilizando técnicas de aprendizaje automático. Estos modelos podrían predecir la respuesta glucemia del usuario en función de la actividad física, la ingesta de alimentos y otros factores relevantes.</text:p>
        </text:list-item>
        <text:list-item>
          <text:p text:style-name="P16"><text:span text:style-name="Strong_20_Emphasis">Validación del modelo</text:span>: Después de entrenar los modelos predictivos, se validarían utilizando conjuntos de datos separados para evaluar su precisión y rendimiento en la predicción de la respuesta glucemia.</text:p>
        </text:list-item>
      </text:list>
      <text:p text:style-name="Text_20_body">Al combinar datos de sensores de glucosa en tiempo real y dispositivos portátiles para medir la actividad física, se puede obtener una comprensión más completa de cómo diferentes actividades afectan los niveles de glucosa en sangre de una persona, lo que puede ser invaluable para el manejo de la diabetes y la optimización de la salud en general.</text:p>
      <text:p text:style-name="P7"/>
      <text:p text:style-name="P8"/>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4:08:36.677000000</meta:creation-date>
    <dc:date>2024-03-11T14:39:27.135000000</dc:date>
    <meta:editing-duration>PT35M19S</meta:editing-duration>
    <meta:editing-cycles>9</meta:editing-cycles>
    <meta:generator>LibreOffice/24.2.0.3$Windows_X86_64 LibreOffice_project/da48488a73ddd66ea24cf16bbc4f7b9c08e9bea1</meta:generator>
    <meta:document-statistic meta:table-count="0" meta:image-count="0" meta:object-count="0" meta:page-count="5" meta:paragraph-count="130" meta:word-count="1443" meta:character-count="11127" meta:non-whitespace-character-count="9387"/>
  </office:meta>
</office:document-meta>
</file>